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2">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ima dell'inizio della fase di codifica, il gruppo ha predisposto le tipologie dell'analisi da effettuare per assicurare un buon livello di qualità al prodotto SW.</text:p>
      <text:p text:style-name="Standard">Sono state progettate le tecniche di analisi statica, come quelle di analisi dinamica ed anche i test di sistema e collaudo utili per la prossima accettazione.</text:p>
      <text:p text:style-name="Standard"/>
      <text:p text:style-name="Standard">Una volta che sono stati chiariti senza ambiguità gli obiettivi della codifica, questa <text:s/>è stata intrapresa secondo norme di progetto, utilizzando gli strumenti <text:s/>dichiarati, bluej ed eclipse e le norme di codifica imposte.</text:p>
      <text:p text:style-name="Standard"/>
      <text:p text:style-name="Standard">L'analisi statica effettuata, senza il bisogno di far girare il prodotto, è stata di tre tipi:</text:p>
      <text:list xml:id="list282972571" text:style-name="L1">
        <text:list-item>
          <text:p text:style-name="P1"><text:span text:style-name="T1">walkthrough</text:span>: Dopo che una classe è stata terminata di scrivere, questa veniva riletta completamente dal programmatore, ed anche grazie all'aiuto di eclipse(segnalazione errori e warnings) cercava errori generici che potevano essere stati commessi, riportandoli in un apposito documento. Stesso lavoro veniva poi svolto da un verificatore, per limare i problemi dovuti dal conflitto d'interesse</text:p>
        </text:list-item>
        <text:list-item>
          <text:p text:style-name="P1"><text:span text:style-name="T1">inspection</text:span>: questa tecnica è stata possibile utilizzarla dopo che il documento contenente gli errori rilevati nell'analisi wlakthrough <text:s/>è diventato consistente, perchè i singoli verificatori analizzavano le classi cercando gli errori maggiomente commessi in precedenza</text:p>
        </text:list-item>
        <text:list-item>
          <text:p text:style-name="P1"><text:span text:style-name="T1">metriche</text:span>: grazie all'utilizzo di metrics, plugin di eclipse, i verificatori hanno potuto verificare che i moduli delle varie classi rispettassero le metriche imposte dal piano di qualifica eventualmente segnalando il problema al programmatore mediante ticket</text:p>
        </text:list-item>
      </text:list>
      <text:p text:style-name="Standard"/>
      <text:p text:style-name="Standard">L'analisi dinamica effettuata invece, è stata realizzata mediante:</text:p>
      <text:list xml:id="list1858248940" text:style-name="L2">
        <text:list-item>
          <text:p text:style-name="P3">test di unità<text:span text:style-name="T2">: Prima della codifica di ogni classe ogni programmatore è stato tenuto a pensare, definire e descrivere quali funzionalità della classe sarebbero state testate una volta terminata la codifica ed in che modo aprendo un ticket verso il verificatore assegnato. Questi test sono stati scritti successivamente dal verificatore associato, che riportava eventuali malfunzionamenti al programmatore mediante ticket destinato al programmatore. Una volta che il ticket veniva chiuso <text:s/>voleva dire che la funzionalità non ha più riportato malfunzionamenti</text:span></text:p>
        </text:list-item>
        <text:list-item>
          <text:p text:style-name="P2"><text:span text:style-name="T1">test di integrazione</text:span>: questi test sono stati effettuati una volta che componenti che dovevano interagire tra di loro sono state codificate ed etichettate come completa dai verificatori. Se un verificatore riscontrava dei probklemi durante uno dei test è stato tenuto a segnalare il malfunzionamento mediante ticket, e poi preso in carico dal programmatore competente.</text:p>
        </text:list-item>
        <text:list-item>
          <text:p text:style-name="P2"><text:span text:style-name="T1">test di regressione</text:span>: sono stati effettuati dopo fallimenti di test di integrazione, quando <text:s/>i programmatori son stati costretti a modifichare parti di programma, una volta terminate le modifiche, queste dovevano essere descritte su apposito ticket ed assegnato al verificatore assegnato</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9T18:43:04</meta:creation-date>
    <dc:date>2012-06-19T19:37:06</dc:date>
    <meta:editing-duration>PT54M3S</meta:editing-duration>
    <meta:editing-cycles>5</meta:editing-cycles>
    <meta:generator>LibreOffice/3.4$Linux LibreOffice_project/340m1$Build-402</meta:generator>
    <meta:document-statistic meta:table-count="0" meta:image-count="0" meta:object-count="0" meta:page-count="1" meta:paragraph-count="11" meta:word-count="410" meta:character-count="2839" meta:non-whitespace-character-count="2441"/>
  </office:meta>
</office:document-meta>
</file>